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2.7083in" fo:margin-left="0.3938in" table:align="left"/>
    </style:style>
    <style:style style:name="Table1.A" style:family="table-column">
      <style:table-column-properties style:column-width="0.334in"/>
    </style:style>
    <style:style style:name="Table1.B" style:family="table-column">
      <style:table-column-properties style:column-width="0.9153in"/>
    </style:style>
    <style:style style:name="Table1.C" style:family="table-column">
      <style:table-column-properties style:column-width="1.459in"/>
    </style:style>
    <style:style style:name="Table1.A1" style:family="table-cell">
      <style:table-cell-properties style:vertical-align="middle" fo:padding="0.0194in" fo:border="none"/>
    </style:style>
    <style:style style:name="Table1.C1" style:family="table-cell">
      <style:table-cell-properties fo:padding="0.0194in" fo:border="none"/>
    </style:style>
    <style:style style:name="Table2" style:family="table">
      <style:table-properties style:width="2.3431in" fo:margin-left="0.3938in" table:align="left"/>
    </style:style>
    <style:style style:name="Table2.A" style:family="table-column">
      <style:table-column-properties style:column-width="0.6361in"/>
    </style:style>
    <style:style style:name="Table2.B" style:family="table-column">
      <style:table-column-properties style:column-width="1.7069in"/>
    </style:style>
    <style:style style:name="Table2.A1" style:family="table-cell">
      <style:table-cell-properties style:vertical-align="middle" fo:padding="0.0194in" fo:border="none"/>
    </style:style>
    <style:style style:name="Table3" style:family="table">
      <style:table-properties style:width="2.2181in" fo:margin-left="0.3938in" table:align="left"/>
    </style:style>
    <style:style style:name="Table3.A" style:family="table-column">
      <style:table-column-properties style:column-width="0.334in"/>
    </style:style>
    <style:style style:name="Table3.B" style:family="table-column">
      <style:table-column-properties style:column-width="1.884in"/>
    </style:style>
    <style:style style:name="Table3.A1" style:family="table-cell">
      <style:table-cell-properties style:vertical-align="middle" fo:padding="0.0194in" fo:border="none"/>
    </style:style>
    <style:style style:name="Table4" style:family="table">
      <style:table-properties style:width="1.7451in" fo:margin-left="0.3938in" table:align="left"/>
    </style:style>
    <style:style style:name="Table4.A" style:family="table-column">
      <style:table-column-properties style:column-width="0.334in"/>
    </style:style>
    <style:style style:name="Table4.B" style:family="table-column">
      <style:table-column-properties style:column-width="1.4111in"/>
    </style:style>
    <style:style style:name="Table4.A1" style:family="table-cell">
      <style:table-cell-properties style:vertical-align="middle" fo:padding="0.0194in" fo:border="none"/>
    </style:style>
    <style:style style:name="Table5" style:family="table">
      <style:table-properties style:width="3.1257in" fo:margin-left="0.3938in" table:align="left"/>
    </style:style>
    <style:style style:name="Table5.A" style:family="table-column">
      <style:table-column-properties style:column-width="0.334in"/>
    </style:style>
    <style:style style:name="Table5.B" style:family="table-column">
      <style:table-column-properties style:column-width="2.7917in"/>
    </style:style>
    <style:style style:name="Table5.A1" style:family="table-cell">
      <style:table-cell-properties style:vertical-align="middle" fo:padding="0.0194in" fo:border="none"/>
    </style:style>
    <style:style style:name="P1" style:family="paragraph" style:parent-style-name="List_20_Contents">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able_20_Contents">
      <style:text-properties fo:font-weight="bold"/>
    </style:style>
    <style:style style:name="P14" style:family="paragraph" style:parent-style-name="Table_20_Contents">
      <style:text-properties fo:font-size="2pt" style:font-size-asian="2pt" style:font-size-complex="2pt"/>
    </style:style>
    <style:style style:name="P15" style:family="paragraph" style:parent-style-name="List_20_Heading">
      <style:paragraph-properties fo:margin-top="0in" fo:margin-bottom="0.1965in" loext:contextual-spacing="false"/>
    </style:style>
    <style:style style:name="P16" style:family="paragraph" style:parent-style-name="Preformatted_20_Text">
      <style:paragraph-properties fo:margin-top="0in" fo:margin-bottom="0.1965in" loext:contextual-spacing="false"/>
    </style:style>
    <style:style style:name="T1" style:family="text">
      <style:text-properties fo:font-weight="bold"/>
    </style:style>
    <style:style style:name="T2"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4504562292_210"/>1. Conceptos Básicos en Internet </text:h>
      <text:section text:style-name="Sect1" text:name="yui_3_17_2_1_1474504562292_213">
        <text:p text:style-name="Text_20_body">Esta es una lección de 70 puntos. Usted ha obtenido 70 punto(s) sobre 80 hasta ahora.</text:p>
      </text:section>
      <text:h text:style-name="Heading_20_3" text:outline-level="3">Hypertext Transfer Protocol</text:h>
      <text:p text:style-name="Text_20_body"><text:span text:style-name="T1">Hypertext Transfer Protocol</text:span> o <text:span text:style-name="T1">HTTP</text:span> (en español <text:span text:style-name="T2">protocolo de transferencia de hipertexto</text:span>) es el protocolo usado en cada transacción de la World Wide Web. HTTP fue desarrollado por el World Wide Web Consortium y la Internet Engineering Task Force, colaboración que culminó en 1999 con la publicación de una serie de RFC, el más importante de ellos es el <text:a xlink:type="simple" xlink:href="https://tools.ietf.org/html/rfc2616" text:style-name="Internet_20_link" text:visited-style-name="Visited_20_Internet_20_Link">RFC 2616</text:a> que especifica la versión 1.1. HTTP define la sintaxis y la semántica que utilizan los elementos de software de la arquitectura web (clientes, servidores, proxies) para comunicarse. Es un protocolo orientado a transacciones y sigue el esquema petición-respuesta entre un cliente y un servidor. Al cliente que efectúa la petición (un navegador web o un spider) se lo conoce como "user agent" (agente del usuario). A la información transmitida se la llama recurso y se la identifica mediante un localizador uniforme de recursos (URL). El resultado de la ejecución de un programa, una consulta a una base de datos, la traducción automática de un documento, etc.</text:p>
      <text:p text:style-name="Text_20_body">HTTP es un protocolo sin estado, es decir, que no guarda ninguna información sobre conexiones anteriores. El desarrollo de aplicaciones web necesita frecuentemente mantener estado. Para esto se usan las cookies, que es información que un servidor puede almacenar en el sistema cliente. Esto le permite a las aplicaciones web instituir la noción de "sesión", y también permite rastrear usuarios ya que las cookies pueden guardarse en el cliente por tiempo indeterminado.</text:p>
      <text:h text:style-name="Heading_20_2" text:outline-level="2"><text:bookmark text:name="Transacciones_HTTP"/>Transacciones HTTP</text:h>
      <text:p text:style-name="Text_20_body">Una transacción HTTP está formada por un encabezado seguido, opcionalmente, por una línea en blanco y algún dato. El encabezado especificará cosas como la acción requerida del servidor, o el tipo de dato retornado, o el código de estado.</text:p>
      <text:p text:style-name="Text_20_body">El uso de campos de encabezados enviados en las transacciones HTTP le dan gran flexibilidad al protocolo. Estos campos permiten que se envíe información descriptiva en la transacción, permitiendo así la autenticación, cifrado e identificación de usuario.</text:p>
      <text:p text:style-name="Text_20_body">Un encabezado es un bloque de datos que precede a la información propiamente dicha, por lo que muchas veces se hace referencia a él como metadato —porque tiene datos sobre los datos—.</text:p>
      <text:p text:style-name="Text_20_body">Si se reciben líneas de encabezado del cliente, el servidor las coloca en las variables de entorno de CGI con el prefijo HTTP_ seguido del nombre del encabezado. Cualquier carácter guion ( - ) del nombre del encabezado se convierte a caracteres "_".</text:p>
      <text:p text:style-name="Text_20_body">El servidor puede excluir cualquier encabezado que ya esté procesado, como <text:span text:style-name="T2">Authorization</text:span>, <text:span text:style-name="T2">Content-type</text:span> y <text:span text:style-name="T2">Content-length</text:span>. El servidor puede elegir excluir alguno o todos los encabezados, si incluirlos, si se excede algún límite del entorno de sistema. Ejemplos de esto son las variables HTTP_ACCEPT y HTTP_USER_AGENT.</text:p>
      <text:list xml:id="list6337263897830766647" text:style-name="L1">
        <text:list-item>
          <text:p text:style-name="P2"><text:soft-page-break/><text:span text:style-name="T1">HTTP_ACCEPT</text:span>. Los tipos MIME que el cliente aceptará, dados los encabezados HTTP. Otros protocolos quizás necesiten obtener esta información de otro lugar. Los elementos de esta lista deben estar separados por una coma, como se dice en la especificación HTTP: tipo, tipo. </text:p>
        </text:list-item>
      </text:list>
      <text:list xml:id="list6446286068679657891" text:style-name="L2">
        <text:list-item>
          <text:p text:style-name="P3"><text:span text:style-name="T1">HTTP_USER_AGENT</text:span>. El navegador que utiliza el cliente para realizar la petición. El formato general para esta variable es: software/versión biblioteca/versión. </text:p>
        </text:list-item>
      </text:list>
      <text:p text:style-name="Text_20_body">El servidor envía al cliente:</text:p>
      <text:list xml:id="list5756243628205526029" text:style-name="L3">
        <text:list-item>
          <text:p text:style-name="P11">Un código de estado que indica si la petición fue correcta o no. Los códigos de error típicos indican que el archivo solicitado no se encontró, que la petición no se realizó de forma correcta o que se requiere autenticación para acceder al archivo. </text:p>
        </text:list-item>
        <text:list-item>
          <text:p text:style-name="P11">La información propiamente dicha. Como HTTP permite enviar documentos de todo tipo y formato, es ideal para transmitir multimedia, como gráficos, audio y video. Esta libertad es una de las mayores ventajas de HTTP. </text:p>
        </text:list-item>
        <text:list-item>
          <text:p text:style-name="P4">Información sobre el objeto que se retorna. </text:p>
        </text:list-item>
      </text:list>
      <text:p text:style-name="Text_20_body">Hay que tener en cuenta que la lista no es una lista completa de los campos de encabezado y que todos ellos sólo tienen sentido en una dirección.</text:p>
      <text:h text:style-name="Heading_20_2" text:outline-level="2"><text:bookmark text:name="Versiones"/>Versiones</text:h>
      <text:p text:style-name="Text_20_body">HTTP ha pasado por múltiples versiones del protocolo, muchas de las cuales son compatibles con las anteriores. El <text:a xlink:type="simple" xlink:href="https://tools.ietf.org/html/rfc2145" text:style-name="Internet_20_link" text:visited-style-name="Visited_20_Internet_20_Link">RFC 2145</text:a> describe el uso de los números de versión de HTTP. El cliente le dice al servidor al principio de la petición la versión que usa, y el servidor usa la misma o una anterior en su respuesta.</text:p>
      <text:p text:style-name="List_20_Heading">0.9</text:p>
      <text:p text:style-name="List_20_Contents">Obsoleta. Soporta sólo un comando, GET, y además no especifica el número de versión HTTP. No soporta cabeceras. Como esta versión no soporta POST, el cliente no puede enviarle mucha información al servidor.</text:p>
      <text:p text:style-name="List_20_Heading">HTTP/1.0 (mayo de 1996)</text:p>
      <text:p text:style-name="List_20_Contents">Esta es la primera revisión del protocolo que especifica su versión en las comunicaciones, y todavía se usa ampliamente, sobre todo en servidores proxy.</text:p>
      <text:p text:style-name="P15">HTTP/1.1 (junio de 1999)</text:p>
      <text:p text:style-name="P1">Versión actual; las conexiones persistentes están activadas por defecto y funcionan bien con los proxies. También permite al cliente enviar múltiples peticiones a la vez por la misma conexión (pipelining) lo que hace posible eliminar el tiempo de Round-Trip delay por cada petición.</text:p>
      <text:p text:style-name="List_20_Heading">HTTP/1.2</text:p>
      <text:p text:style-name="P1">Los primeros borradores de 1995 del documento <text:span text:style-name="T2">PEP — an Extension Mechanism for HTTP</text:span> (el cuál propone el <text:a xlink:type="simple" xlink:href="https://es.wikipedia.org/w/index.php?title=Protocolo_de_Extensión_de_Protocolo&amp;action=edit&amp;redlink=1" text:style-name="Internet_20_link" text:visited-style-name="Visited_20_Internet_20_Link">Protocolo de Extensión de Protocolo</text:a>, abreviado PEP) los hizo el World Wide Web Consortium y se envió al Internet Engineering Task Force. El PEP inicialmente estaba destinado a convertirse en un rango distintivo de HTTP/1.2.<text:bookmark text:name="cite_ref-3"/><text:a xlink:type="simple" xlink:href="https://es.wikipedia.org/wiki/Hypertext_Transfer_Protocol#cite_note-3" text:style-name="Internet_20_link" text:visited-style-name="Visited_20_Internet_20_Link">3</text:a> En borradores posteriores, sin embargo, se eliminó la referencia a HTTP/1.2. El <text:a xlink:type="simple" xlink:href="https://tools.ietf.org/html/rfc2774" text:style-name="Internet_20_link" text:visited-style-name="Visited_20_Internet_20_Link">RFC 2774</text:a> (experimental), <text:span text:style-name="T2">HTTP Extension Framework</text:span>, incluye en gran medida a PEP. Se publicó en febrero de 2000.</text:p>
      <text:h text:style-name="Heading_20_2" text:outline-level="2"><text:bookmark text:name="Ejemplo_de_un_di.C3.A1logo_HTTP"/><text:soft-page-break/>Ejemplo de un diálogo HTTP</text:h>
      <text:p text:style-name="Text_20_body">Para obtener un recurso con el <text:a xlink:type="simple" xlink:href="https://es.wikipedia.org/wiki/Hypertext_Transfer_Protocol#URL" text:style-name="Internet_20_link" text:visited-style-name="Visited_20_Internet_20_Link">URL</text:a> http://www.example.com/index.html</text:p>
      <text:list xml:id="list5250043711659548900" text:style-name="L4">
        <text:list-item>
          <text:p text:style-name="P12">Se abre una conexión al host www.example.com, puerto 80 que es el puerto predefinido para HTTP. </text:p>
        </text:list-item>
        <text:list-item>
          <text:p text:style-name="P5">Se envía un mensaje en el estilo siguiente: </text:p>
        </text:list-item>
      </text:list>
      <text:p text:style-name="Preformatted_20_Text"><text:s/>GET /index.html HTTP/1.1</text:p>
      <text:p text:style-name="Preformatted_20_Text"><text:s/>Host: www.example.com</text:p>
      <text:p text:style-name="Preformatted_20_Text"><text:s/>User-Agent: nombre-cliente</text:p>
      <text:p text:style-name="P16"><text:s/>[Línea en blanco]</text:p>
      <text:p text:style-name="Text_20_body">La respuesta del servidor está formada por encabezados seguidos del recurso solicitado, en el caso de una página web:</text:p>
      <text:p text:style-name="Preformatted_20_Text">HTTP/1.1 200 OK</text:p>
      <text:p text:style-name="Preformatted_20_Text">Date: Fri, 31 Dec 2003 23:59:59 GMT</text:p>
      <text:p text:style-name="Preformatted_20_Text">Content-Type: text/html</text:p>
      <text:p text:style-name="Preformatted_20_Text">Content-Length: 1221</text:p>
      <text:p text:style-name="Preformatted_20_Text"/>
      <text:p text:style-name="Preformatted_20_Text">&lt;html&gt;</text:p>
      <text:p text:style-name="Preformatted_20_Text">&lt;body&gt;</text:p>
      <text:p text:style-name="Preformatted_20_Text">&lt;h1&gt;Página principal de tuHost&lt;/h1&gt;</text:p>
      <text:p text:style-name="Preformatted_20_Text">(<text:a xlink:type="simple" xlink:href="http://virtual.uagrm.edu.bo/pregrado/mod/page/view.php?id=4865" text:style-name="Internet_20_link" text:visited-style-name="Visited_20_Internet_20_Link">Contenido</text:a>)</text:p>
      <text:p text:style-name="Preformatted_20_Text"><text:s text:c="2"/>.</text:p>
      <text:p text:style-name="Preformatted_20_Text"><text:s text:c="2"/>.</text:p>
      <text:p text:style-name="Preformatted_20_Text"><text:s text:c="2"/>.</text:p>
      <text:p text:style-name="Preformatted_20_Text">&lt;/body&gt;</text:p>
      <text:p text:style-name="P16">&lt;/html&gt;</text:p>
      <text:h text:style-name="Heading_20_2" text:outline-level="2"><text:bookmark text:name="M.C3.A9todos_de_petici.C3.B3n"/>Métodos de petición</text:h>
      <text:p text:style-name="Text_20_body">HTTP define 8 métodos (algunas veces referido como "verbos") que indica la acción que desea que se efectúe sobre el recurso identificado. Lo que este recurso representa, si los datos pre-existentes o datos que se generan de forma dinámica, depende de la aplicación del servidor. A menudo, el recurso corresponde a un archivo o la salida de un ejecutable que residen en el servidor.</text:p>
      <text:p text:style-name="List_20_Heading">HEAD</text:p>
      <text:p text:style-name="P1">Pide una respuesta idéntica a la que correspondería a una petición GET, pero sin el cuerpo de la respuesta. Esto es útil para la recuperación de meta-información escrita en los encabezados de respuesta, sin tener que transportar todo el <text:a xlink:type="simple" xlink:href="http://virtual.uagrm.edu.bo/pregrado/mod/page/view.php?id=4865" text:style-name="Internet_20_link" text:visited-style-name="Visited_20_Internet_20_Link">contenido</text:a>.</text:p>
      <text:p text:style-name="List_20_Heading">GET</text:p>
      <text:p text:style-name="List_20_Contents">Pide una representación del recurso especificado. Por seguridad <text:span text:style-name="T1">no debería</text:span> ser usado por aplicaciones que causen efectos ya que transmite información a través de la URI agregando parámetros a la URL. La petición puede ser simple, es decir en una línea o compuesta de la manera que muestra el ejemplo.</text:p>
      <text:p text:style-name="List_20_Contents">Ejemplo:</text:p>
      <text:p text:style-name="List_20_Contents"><text:span text:style-name="Teletype">GET /images/logo.png HTTP/1.1</text:span> obtiene un recurso llamado logo.png</text:p>
      <text:p text:style-name="List_20_Contents">Ejemplo con parámetros:</text:p>
      <text:p text:style-name="P1"><text:soft-page-break/><text:span text:style-name="Teletype">/index.php?page=main&amp;lang=es</text:span></text:p>
      <text:p text:style-name="List_20_Heading">POST</text:p>
      <text:p text:style-name="P1">Envía los datos para que sean procesados por el recurso identificado. Los datos se incluirán en el cuerpo de la petición. Esto puede resultar en la creación de un nuevo recurso o de las actualizaciones de los recursos existentes o ambas cosas.</text:p>
      <text:p text:style-name="List_20_Heading">PUT</text:p>
      <text:p text:style-name="List_20_Contents">Sube, carga o realiza un upload de un recurso especificado (archivo), es el camino más eficiente para subir archivos a un servidor, esto es porque en POST utiliza un <text:span text:style-name="T1">mensaje multiparte</text:span> y el mensaje es decodificado por el servidor. En contraste, el método PUT te permite escribir un archivo en una conexión socket establecida con el servidor.</text:p>
      <text:p text:style-name="List_20_Contents">La desventaja del método PUT es que los servidores de hosting compartido no lo tienen habilitado.</text:p>
      <text:p text:style-name="List_20_Contents">Ejemplo:</text:p>
      <text:p text:style-name="P1"><text:span text:style-name="Teletype">PUT /path/filename.html HTTP/1.1</text:span></text:p>
      <text:p text:style-name="List_20_Heading">DELETE</text:p>
      <text:p text:style-name="P1">Borra el recurso especificado.</text:p>
      <text:p text:style-name="List_20_Heading">TRACE</text:p>
      <text:p text:style-name="P1">Este método solicita al servidor que envíe de vuelta en un mensaje de respuesta, en la sección del cuerpo de entidad, toda la data que reciba del mensaje de solicitud. Se utiliza con fines de comprobación y diagnóstico.</text:p>
      <text:p text:style-name="List_20_Heading">OPTIONS</text:p>
      <text:p text:style-name="P1">Devuelve los métodos HTTP que el servidor soporta para un URL específico. Esto puede ser utilizado para comprobar la funcionalidad de un servidor web mediante petición en lugar de un recurso específico.</text:p>
      <text:p text:style-name="List_20_Heading">CONNECT</text:p>
      <text:p text:style-name="P1">Se utiliza para saber si se tiene acceso a un host, no necesariamente la petición llega al servidor, este método se utiliza principalmente para saber si un proxy nos da acceso a un host bajo condiciones especiales, como por ejemplo "corrientes" de datos bidireccionales encriptadas (como lo requiere SSL).</text:p>
      <text:h text:style-name="Heading_20_2" text:outline-level="2"><text:bookmark text:name="C.C3.B3digos_de_respuesta"/>Códigos de respuesta</text:h>
      <text:list xml:id="list592537902239009098" text:style-name="L5">
        <text:list-item>
          <text:p text:style-name="P6">1xx Mensajes </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3">N°</text:p>
          </table:table-cell>
          <table:table-cell table:style-name="Table1.A1" office:value-type="string">
            <text:p text:style-name="P13">Descripción</text:p>
          </table:table-cell>
          <table:table-cell table:style-name="Table1.C1" office:value-type="string">
            <text:p text:style-name="P14"/>
          </table:table-cell>
        </table:table-row>
        <table:table-row>
          <table:table-cell table:style-name="Table1.A1" office:value-type="string">
            <text:p text:style-name="Table_20_Contents">100</text:p>
          </table:table-cell>
          <table:table-cell table:style-name="Table1.A1" office:value-type="string">
            <text:p text:style-name="Table_20_Contents">111</text:p>
          </table:table-cell>
          <table:table-cell table:style-name="Table1.A1" office:value-type="string">
            <text:p text:style-name="Table_20_Contents">Conexión rechazada</text:p>
          </table:table-cell>
        </table:table-row>
      </table:table>
      <text:list xml:id="list9147594849012680693" text:style-name="L6">
        <text:list-item>
          <text:p text:style-name="P7">2xx Operación exitosa </text:p>
        </text:list-item>
      </text:list>
      <table:table table:name="Table2" table:style-name="Table2">
        <table:table-column table:style-name="Table2.A"/>
        <table:table-column table:style-name="Table2.B"/>
        <table:table-row>
          <table:table-cell table:style-name="Table2.A1" office:value-type="string">
            <text:p text:style-name="P13">N°</text:p>
          </table:table-cell>
          <table:table-cell table:style-name="Table2.A1" office:value-type="string">
            <text:p text:style-name="P13">Descripción</text:p>
          </table:table-cell>
        </table:table-row>
        <table:table-row>
          <table:table-cell table:style-name="Table2.A1" office:value-type="string">
            <text:p text:style-name="Table_20_Contents">200</text:p>
          </table:table-cell>
          <table:table-cell table:style-name="Table2.A1" office:value-type="string">
            <text:p text:style-name="Table_20_Contents">OK</text:p>
          </table:table-cell>
        </table:table-row>
        <table:table-row>
          <table:table-cell table:style-name="Table2.A1" office:value-type="string">
            <text:p text:style-name="Table_20_Contents">201-203</text:p>
          </table:table-cell>
          <table:table-cell table:style-name="Table2.A1" office:value-type="string">
            <text:p text:style-name="Table_20_Contents">Información no oficial</text:p>
          </table:table-cell>
        </table:table-row>
        <text:soft-page-break/>
        <table:table-row>
          <table:table-cell table:style-name="Table2.A1" office:value-type="string">
            <text:p text:style-name="Table_20_Contents">204</text:p>
          </table:table-cell>
          <table:table-cell table:style-name="Table2.A1" office:value-type="string">
            <text:p text:style-name="Table_20_Contents">Sin <text:a xlink:type="simple" xlink:href="http://virtual.uagrm.edu.bo/pregrado/mod/page/view.php?id=4865" text:style-name="Internet_20_link" text:visited-style-name="Visited_20_Internet_20_Link">Contenido</text:a></text:p>
          </table:table-cell>
        </table:table-row>
        <table:table-row>
          <table:table-cell table:style-name="Table2.A1" office:value-type="string">
            <text:p text:style-name="Table_20_Contents">205</text:p>
          </table:table-cell>
          <table:table-cell table:style-name="Table2.A1" office:value-type="string">
            <text:p text:style-name="Table_20_Contents"><text:a xlink:type="simple" xlink:href="http://virtual.uagrm.edu.bo/pregrado/mod/page/view.php?id=4865" text:style-name="Internet_20_link" text:visited-style-name="Visited_20_Internet_20_Link">Contenido</text:a> para recargar</text:p>
          </table:table-cell>
        </table:table-row>
        <table:table-row>
          <table:table-cell table:style-name="Table2.A1" office:value-type="string">
            <text:p text:style-name="Table_20_Contents">206</text:p>
          </table:table-cell>
          <table:table-cell table:style-name="Table2.A1" office:value-type="string">
            <text:p text:style-name="Table_20_Contents"><text:a xlink:type="simple" xlink:href="http://virtual.uagrm.edu.bo/pregrado/mod/page/view.php?id=4865" text:style-name="Internet_20_link" text:visited-style-name="Visited_20_Internet_20_Link">Contenido</text:a> parcial</text:p>
          </table:table-cell>
        </table:table-row>
      </table:table>
      <text:list xml:id="list3686291697249760245" text:style-name="L7">
        <text:list-item>
          <text:p text:style-name="P8">3xx Redirección </text:p>
        </text:list-item>
      </text:list>
      <table:table table:name="Table3" table:style-name="Table3">
        <table:table-column table:style-name="Table3.A"/>
        <table:table-column table:style-name="Table3.B"/>
        <table:table-row>
          <table:table-cell table:style-name="Table3.A1" office:value-type="string">
            <text:p text:style-name="P13">N°</text:p>
          </table:table-cell>
          <table:table-cell table:style-name="Table3.A1" office:value-type="string">
            <text:p text:style-name="P13">Descripción</text:p>
          </table:table-cell>
        </table:table-row>
        <table:table-row>
          <table:table-cell table:style-name="Table3.A1" office:value-type="string">
            <text:p text:style-name="Table_20_Contents">301</text:p>
          </table:table-cell>
          <table:table-cell table:style-name="Table3.A1" office:value-type="string">
            <text:p text:style-name="Table_20_Contents">Mudado permanentemente</text:p>
          </table:table-cell>
        </table:table-row>
        <table:table-row>
          <table:table-cell table:style-name="Table3.A1" office:value-type="string">
            <text:p text:style-name="Table_20_Contents">302</text:p>
          </table:table-cell>
          <table:table-cell table:style-name="Table3.A1" office:value-type="string">
            <text:p text:style-name="Table_20_Contents">Encontrado</text:p>
          </table:table-cell>
        </table:table-row>
        <table:table-row>
          <table:table-cell table:style-name="Table3.A1" office:value-type="string">
            <text:p text:style-name="Table_20_Contents">303</text:p>
          </table:table-cell>
          <table:table-cell table:style-name="Table3.A1" office:value-type="string">
            <text:p text:style-name="Table_20_Contents">Vea otros</text:p>
          </table:table-cell>
        </table:table-row>
        <table:table-row>
          <table:table-cell table:style-name="Table3.A1" office:value-type="string">
            <text:p text:style-name="Table_20_Contents">304</text:p>
          </table:table-cell>
          <table:table-cell table:style-name="Table3.A1" office:value-type="string">
            <text:p text:style-name="Table_20_Contents">No modificado</text:p>
          </table:table-cell>
        </table:table-row>
        <table:table-row>
          <table:table-cell table:style-name="Table3.A1" office:value-type="string">
            <text:p text:style-name="Table_20_Contents">305</text:p>
          </table:table-cell>
          <table:table-cell table:style-name="Table3.A1" office:value-type="string">
            <text:p text:style-name="Table_20_Contents">Utilice un proxy</text:p>
          </table:table-cell>
        </table:table-row>
        <table:table-row>
          <table:table-cell table:style-name="Table3.A1" office:value-type="string">
            <text:p text:style-name="Table_20_Contents">307</text:p>
          </table:table-cell>
          <table:table-cell table:style-name="Table3.A1" office:value-type="string">
            <text:p text:style-name="Table_20_Contents">Redirección temporal</text:p>
          </table:table-cell>
        </table:table-row>
      </table:table>
      <text:list xml:id="list8706843053771523882" text:style-name="L8">
        <text:list-item>
          <text:p text:style-name="P9">4xx Error por parte del cliente </text:p>
        </text:list-item>
      </text:list>
      <table:table table:name="Table4" table:style-name="Table4">
        <table:table-column table:style-name="Table4.A"/>
        <table:table-column table:style-name="Table4.B"/>
        <table:table-row>
          <table:table-cell table:style-name="Table4.A1" office:value-type="string">
            <text:p text:style-name="P13">N°</text:p>
          </table:table-cell>
          <table:table-cell table:style-name="Table4.A1" office:value-type="string">
            <text:p text:style-name="P13">Descripción</text:p>
          </table:table-cell>
        </table:table-row>
        <table:table-row>
          <table:table-cell table:style-name="Table4.A1" office:value-type="string">
            <text:p text:style-name="Table_20_Contents">400</text:p>
          </table:table-cell>
          <table:table-cell table:style-name="Table4.A1" office:value-type="string">
            <text:p text:style-name="Table_20_Contents">Solicitud incorrecta</text:p>
          </table:table-cell>
        </table:table-row>
        <table:table-row>
          <table:table-cell table:style-name="Table4.A1" office:value-type="string">
            <text:p text:style-name="Table_20_Contents">401</text:p>
          </table:table-cell>
          <table:table-cell table:style-name="Table4.A1" office:value-type="string">
            <text:p text:style-name="Table_20_Contents">No autorizado</text:p>
          </table:table-cell>
        </table:table-row>
        <table:table-row>
          <table:table-cell table:style-name="Table4.A1" office:value-type="string">
            <text:p text:style-name="Table_20_Contents">402</text:p>
          </table:table-cell>
          <table:table-cell table:style-name="Table4.A1" office:value-type="string">
            <text:p text:style-name="Table_20_Contents">Pago requerido</text:p>
          </table:table-cell>
        </table:table-row>
        <table:table-row>
          <table:table-cell table:style-name="Table4.A1" office:value-type="string">
            <text:p text:style-name="Table_20_Contents">403</text:p>
          </table:table-cell>
          <table:table-cell table:style-name="Table4.A1" office:value-type="string">
            <text:p text:style-name="Table_20_Contents">Prohibido</text:p>
          </table:table-cell>
        </table:table-row>
        <table:table-row>
          <table:table-cell table:style-name="Table4.A1" office:value-type="string">
            <text:p text:style-name="Table_20_Contents">404</text:p>
          </table:table-cell>
          <table:table-cell table:style-name="Table4.A1" office:value-type="string">
            <text:p text:style-name="Table_20_Contents">No encontrado</text:p>
          </table:table-cell>
        </table:table-row>
        <table:table-row>
          <table:table-cell table:style-name="Table4.A1" office:value-type="string">
            <text:p text:style-name="Table_20_Contents">409</text:p>
          </table:table-cell>
          <table:table-cell table:style-name="Table4.A1" office:value-type="string">
            <text:p text:style-name="Table_20_Contents">Conflicto</text:p>
          </table:table-cell>
        </table:table-row>
        <table:table-row>
          <table:table-cell table:style-name="Table4.A1" office:value-type="string">
            <text:p text:style-name="Table_20_Contents">410</text:p>
          </table:table-cell>
          <table:table-cell table:style-name="Table4.A1" office:value-type="string">
            <text:p text:style-name="Table_20_Contents">Ya no disponible</text:p>
          </table:table-cell>
        </table:table-row>
        <table:table-row>
          <table:table-cell table:style-name="Table4.A1" office:value-type="string">
            <text:p text:style-name="Table_20_Contents">412</text:p>
          </table:table-cell>
          <table:table-cell table:style-name="Table4.A1" office:value-type="string">
            <text:p text:style-name="Table_20_Contents">Falló precondición</text:p>
          </table:table-cell>
        </table:table-row>
      </table:table>
      <text:list xml:id="list8887453057707896853" text:style-name="L9">
        <text:list-item>
          <text:p text:style-name="P10">5xx Error del servidor </text:p>
        </text:list-item>
      </text:list>
      <table:table table:name="Table5" table:style-name="Table5">
        <table:table-column table:style-name="Table5.A"/>
        <table:table-column table:style-name="Table5.B"/>
        <table:table-row>
          <table:table-cell table:style-name="Table5.A1" office:value-type="string">
            <text:p text:style-name="P13">N°</text:p>
          </table:table-cell>
          <table:table-cell table:style-name="Table5.A1" office:value-type="string">
            <text:p text:style-name="P13">Descripción</text:p>
          </table:table-cell>
        </table:table-row>
        <table:table-row>
          <table:table-cell table:style-name="Table5.A1" office:value-type="string">
            <text:p text:style-name="Table_20_Contents">500</text:p>
          </table:table-cell>
          <table:table-cell table:style-name="Table5.A1" office:value-type="string">
            <text:p text:style-name="Table_20_Contents">Error interno</text:p>
          </table:table-cell>
        </table:table-row>
        <table:table-row>
          <table:table-cell table:style-name="Table5.A1" office:value-type="string">
            <text:p text:style-name="Table_20_Contents">501</text:p>
          </table:table-cell>
          <table:table-cell table:style-name="Table5.A1" office:value-type="string">
            <text:p text:style-name="Table_20_Contents">No implementado</text:p>
          </table:table-cell>
        </table:table-row>
        <table:table-row>
          <table:table-cell table:style-name="Table5.A1" office:value-type="string">
            <text:p text:style-name="Table_20_Contents">502</text:p>
          </table:table-cell>
          <table:table-cell table:style-name="Table5.A1" office:value-type="string">
            <text:p text:style-name="Table_20_Contents">Pasarela incorrecta</text:p>
          </table:table-cell>
        </table:table-row>
        <table:table-row>
          <table:table-cell table:style-name="Table5.A1" office:value-type="string">
            <text:p text:style-name="Table_20_Contents">503</text:p>
          </table:table-cell>
          <table:table-cell table:style-name="Table5.A1" office:value-type="string">
            <text:p text:style-name="Table_20_Contents">Servicio no disponible</text:p>
          </table:table-cell>
        </table:table-row>
        <table:table-row>
          <table:table-cell table:style-name="Table5.A1" office:value-type="string">
            <text:p text:style-name="Table_20_Contents">504</text:p>
          </table:table-cell>
          <table:table-cell table:style-name="Table5.A1" office:value-type="string">
            <text:p text:style-name="Table_20_Contents">Tiempo de espera de la pasarela agotado</text:p>
          </table:table-cell>
        </table:table-row>
        <table:table-row>
          <table:table-cell table:style-name="Table5.A1" office:value-type="string">
            <text:p text:style-name="Table_20_Contents">505</text:p>
          </table:table-cell>
          <table:table-cell table:style-name="Table5.A1" office:value-type="string">
            <text:p text:style-name="Table_20_Contents">Versión de HTTP no soportad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20:39:14.520869653</meta:creation-date>
    <dc:date>2016-09-21T20:39:45.741677531</dc:date>
    <meta:editing-duration>PT31S</meta:editing-duration>
    <meta:editing-cycles>1</meta:editing-cycles>
    <meta:document-statistic meta:table-count="5" meta:image-count="0" meta:object-count="0" meta:page-count="5" meta:paragraph-count="144" meta:word-count="1534" meta:character-count="9467" meta:non-whitespace-character-count="8066"/>
    <meta:generator>LibreOffice/5.1.5.2$Linux_X86_64 LibreOffice_project/10$Build-2</meta:generator>
  </office:meta>
</office:document-meta>
</file>